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Subscribe</text:h>
                    <text:list>
                        <text:list-item>
                            <text:h text:style-name="Heading_20_2" text:outline-level="2">Description</text:h>
                        </text:list-item>
                    </text:list>
                </text:list-item>
            </text:list>

            <text:p text:style-name="Standard">This Action must be performed immediately after successfully connecting to the MQTT server, for each topic to which we want to subscribe. If a packet has been published by the server for this topic, we will receive information about it via the Message event using the <text:span text:style-name="T1">MQTTEvent</text:span> Action.</text:p>

            
                <text:list xml:id="list_MQTTSubscribe2" text:continue-numbering="true" text:continue-list="list_MQTT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connection to the MQTT server.</text:p>,
                                            <text:list xml:id="list_MQTTSubscribe7" text:continue-numbering="true" text:continue-list="list_MQTT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he name of the topic to which we want to subscribe. A subscription may be to an explicit topic, in which case only messages to that topic will be received, or it may include wildcards. Two wildcards are available, <text:span text:style-name="backtick">+</text:span> or <text:span text:style-name="backtick">#</text:span>. <text:span text:style-name="backtick">+</text:span> can be used as a wildcard for a single level of hierarchy. It could be used with the topic above to get information on all computers and hard drives as follows:</text:p><text:p text:style-name="Standard"><text:span text:style-name="backtick">sensors/+/temperature/+</text:span></text:p><text:p text:style-name="Standard">As another example, for a topic of <text:span text:style-name="backtick">a/b/c/d</text:span>, the following example subscriptions will match:</text:p><text:p text:style-name="cmd_code">a/b/c/d</text:p>,<text:p text:style-name="cmd_code">+/b/c/d</text:p>,<text:p text:style-name="cmd_code">a/+/c/d</text:p>,<text:p text:style-name="cmd_code">a/+/+/d</text:p>,<text:p text:style-name="cmd_code">+/+/+/+</text:p><text:p text:style-name="Standard">The following subscriptions will not match:</text:p><text:p text:style-name="cmd_code">a/b/c</text:p>,<text:p text:style-name="cmd_code">b/+/c/d</text:p>,<text:p text:style-name="cmd_code">+/+/+</text:p><text:p text:style-name="Standard"><text:span text:style-name="backtick">#</text:span> can be used as a wildcard for all remaining levels of hierarchy. This means that it must be the final character in a subscription. With a topic of <text:span text:style-name="backtick">a/b/c/d</text:span>, the following example subscriptions will match:</text:p><text:p text:style-name="cmd_code">a/b/c/d</text:p>,<text:p text:style-name="cmd_code">#</text:p>,<text:p text:style-name="cmd_code">a/#</text:p>,<text:p text:style-name="cmd_code">a/b/#</text:p>,<text:p text:style-name="cmd_code">a/b/c/#</text:p>,<text:p text:style-name="cmd_code">+/b/c/#</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Subscribe8" text:continue-numbering="true" text:continue-list="list_MQTT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Subscribe9" text:continue-numbering="true" text:continue-list="list_MQTT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Subscribe10" text:continue-numbering="true" text:continue-list="list_MQTT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Subscribe11" text:continue-numbering="true" text:continue-list="list_MQTT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Subscribe12" text:continue-numbering="true" text:continue-list="list_MQTT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Subscribe3" text:continue-numbering="true" text:continue-list="list_MQTTSubscribe2" text:style-name="Outline">
                    <text:list-item>
                        <text:list>
                            <text:list-item>
                                <text:h text:style-name="Heading_20_2" text:outline-level="2">Inputs</text:h>
                            </text:list-item>
                        </text:list>
                    </text:list-item>
                </text:list>

                
                            <text:list xml:id="list_MQTT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Subscribe4" text:continue-numbering="true" text:continue-list="list_MQTTSubscribe3" text:style-name="Outline">
                    <text:list-item>
                        <text:list>
                            <text:list-item>
                                <text:h text:style-name="Heading_20_2" text:outline-level="2">Outputs</text:h>
                            </text:list-item>
                        </text:list>
                    </text:list-item>
                </text:list>

                
                            <text:list xml:id="list_MQTT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Subscribe5" text:continue-numbering="true" text:continue-list="list_MQTTSubscribe4" text:style-name="Outline">
                        <text:list-item>
                            <text:list>
                                <text:list-item>
                                    <text:h text:style-name="Heading_20_2" text:outline-level="2">Examples</text:h>
                                </text:list-item>
                            </text:list>
                        </text:list-item>
                    </text:list>
                    <text:p text:style-name="Standard"/>
                    
                    <text:list xml:id="list_MQTTSubscribe15"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